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2">T</text:span><text:span text:style-name="_34_7">h</text:span><text:span text:style-name="_36_0">e</text:span><text:span text:style-name="_31_"> </text:span><text:span text:style-name="_34_7">M</text:span><text:span text:style-name="_36_9">c</text:span><text:span text:style-name="_38_">W</text:span><text:span text:style-name="_34_9">i</text:span><text:span text:style-name="_37_2">l</text:span><text:span text:style-name="_31_4">l</text:span><text:span text:style-name="_34_4">i</text:span><text:span text:style-name="_36_9">a</text:span><text:span text:style-name="_31_4">m</text:span><text:span text:style-name="_33_4">s</text:span><text:span text:style-name="_37_4">e</text:span><text:span text:style-name="_31_0">s</text:span><text:span text:style-name="_32_6"> </text:span><text:span text:style-name="_37_0">A</text:span><text:span text:style-name="_32_4">n</text:span><text:span text:style-name="_34_5">d</text:span><text:span text:style-name="_35_1"> </text:span><text:span text:style-name="_39_">T</text:span><text:span text:style-name="_34_3">h</text:span><text:span text:style-name="_36_5">e</text:span><text:span text:style-name="_31_"> </text:span><text:span text:style-name="_33_9">B</text:span><text:span text:style-name="_35_8">u</text:span><text:span text:style-name="_31_3">r</text:span><text:span text:style-name="_34_4">g</text:span><text:span text:style-name="_37_4">l</text:span><text:span text:style-name="_32_3">a</text:span><text:span text:style-name="_34_8">r</text:span><text:span text:style-name="_35_1"> </text:span><text:span text:style-name="_32_2">A</text:span><text:span text:style-name="_34_4">l</text:span><text:span text:style-name="_36_8">a</text:span><text:span text:style-name="_32_0">r</text:span><text:span text:style-name="_34_3">m</text:span></text:p>
      <text:p text:style-name="P1"><text:span text:style-name="_38_">b</text:span><text:span text:style-name="_34_4">y</text:span><text:span text:style-name="_35_1"> </text:span><text:span text:style-name="_32_3">M</text:span><text:span text:style-name="_34_9">a</text:span><text:span text:style-name="_36_5">r</text:span><text:span text:style-name="_31_3">k</text:span><text:span text:style-name="_32_6"> </text:span><text:span text:style-name="_37_3">T</text:span><text:span text:style-name="_31_9">w</text:span><text:span text:style-name="_34_8">a</text:span><text:span text:style-name="_37_0">i</text:span><text:span text:style-name="_31_0">n</text:span></text:p>
      <text:p text:style-name="P1"><text:span text:style-name="_31_2">T</text:span><text:span text:style-name="_35_0">h</text:span><text:span text:style-name="_36_8">e</text:span><text:span text:style-name="_31_"> </text:span><text:span text:style-name="_34_4">c</text:span><text:span text:style-name="_35_9">o</text:span><text:span text:style-name="_31_0">n</text:span><text:span text:style-name="_34_5">v</text:span><text:span text:style-name="_37_4">e</text:span><text:span text:style-name="_32_2">r</text:span><text:span text:style-name="_34_3">s</text:span><text:span text:style-name="_36_0">a</text:span><text:span text:style-name="_31_3">t</text:span><text:span text:style-name="_33_3">i</text:span><text:span text:style-name="_37_4">o</text:span><text:span text:style-name="_31_8">n</text:span><text:span text:style-name="_32_6"> </text:span><text:span text:style-name="_36_7">d</text:span><text:span text:style-name="_37_">r</text:span><text:span text:style-name="_34_8">i</text:span><text:span text:style-name="_37_2">f</text:span><text:span text:style-name="_32_3">t</text:span><text:span text:style-name="_34_0">e</text:span><text:span text:style-name="_35_7">d</text:span><text:span text:style-name="_31_"> </text:span><text:span text:style-name="_34_7">s</text:span><text:span text:style-name="_36_9">m</text:span><text:span text:style-name="_32_3">o</text:span><text:span text:style-name="_34_7">o</text:span><text:span text:style-name="_36_8">t</text:span><text:span text:style-name="_31_9">h</text:span><text:span text:style-name="_33_7">l</text:span><text:span text:style-name="_36_7">y</text:span><text:span text:style-name="_31_"> </text:span><text:span text:style-name="_33_9">a</text:span><text:span text:style-name="_36_8">n</text:span><text:span text:style-name="_32_4">d</text:span><text:span text:style-name="_32_6"> </text:span><text:span text:style-name="_37_3">p</text:span><text:span text:style-name="_31_4">l</text:span><text:span text:style-name="_34_2">e</text:span><text:span text:style-name="_37_5">a</text:span><text:span text:style-name="_31_5">s</text:span><text:span text:style-name="_34_7">a</text:span><text:span text:style-name="_36_8">n</text:span><text:span text:style-name="_31_0">t</text:span><text:span text:style-name="_34_5">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6:10.16</meta:creation-date>
    <dc:title>Haathi</dc:title>
    <meta:editing-duration>PT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6:16.78</dc:date>
    <meta:template xlink:type="simple" xlink:actuate="onRequest" xlink:title="Haathi" xlink:href="file:///C:/Users/kwa/AppData/Roaming/OpenOffice/4/user/template/Haathi.ott" meta:date="2016-02-23T10:16:09.59"/>
  </office:meta>
</office:document-meta>
</file>